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mcustomer">
        <table:table-row>
          <table:table-cell office:value-type="string">
            <text:p>CustomerKey</text:p>
          </table:table-cell>
          <table:table-cell office:value-type="string">
            <text:p>customerID</text:p>
          </table:table-cell>
          <table:table-cell office:value-type="string">
            <text:p>companyName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LFKI</text:p>
          </table:table-cell>
          <table:table-cell office:value-type="string">
            <text:p>Alfreds Futterkiste</text:p>
          </table:table-cell>
          <table:table-cell office:value-type="string">
            <text:p>Berlin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NATR</text:p>
          </table:table-cell>
          <table:table-cell office:value-type="string">
            <text:p>Ana Trujillo Emparedados y helados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NTON</text:p>
          </table:table-cell>
          <table:table-cell office:value-type="string">
            <text:p>Antonio Moreno Taquerí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ROUT</text:p>
          </table:table-cell>
          <table:table-cell office:value-type="string">
            <text:p>Around the Horn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ERGS</text:p>
          </table:table-cell>
          <table:table-cell office:value-type="string">
            <text:p>Berglunds snabbköp</text:p>
          </table:table-cell>
          <table:table-cell office:value-type="string">
            <text:p>Luleå</text:p>
          </table:table-cell>
          <table:table-cell office:value-type="string">
            <text:p>Sweden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LAUS</text:p>
          </table:table-cell>
          <table:table-cell office:value-type="string">
            <text:p>Blauer See Delikatessen</text:p>
          </table:table-cell>
          <table:table-cell office:value-type="string">
            <text:p>Mannheim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LONP</text:p>
          </table:table-cell>
          <table:table-cell office:value-type="string">
            <text:p>Blondesddsl père et fils</text:p>
          </table:table-cell>
          <table:table-cell office:value-type="string">
            <text:p>Strasbourg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OLID</text:p>
          </table:table-cell>
          <table:table-cell office:value-type="string">
            <text:p>Bólido Comidas preparadas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ONAP</text:p>
          </table:table-cell>
          <table:table-cell office:value-type="string">
            <text:p>Bon app'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OTTM</text:p>
          </table:table-cell>
          <table:table-cell office:value-type="string">
            <text:p>Bottom-Dollar Markets</text:p>
          </table:table-cell>
          <table:table-cell office:value-type="string">
            <text:p>Tsawassen</text:p>
          </table:table-cell>
          <table:table-cell office:value-type="string">
            <text:p>Canada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BSBEV</text:p>
          </table:table-cell>
          <table:table-cell office:value-type="string">
            <text:p>B's Beverages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CACTU</text:p>
          </table:table-cell>
          <table:table-cell office:value-type="string">
            <text:p>Cactus Comidas para llevar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ENTC</text:p>
          </table:table-cell>
          <table:table-cell office:value-type="string">
            <text:p>Centro comercial Moctezuma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CHOPS</text:p>
          </table:table-cell>
          <table:table-cell office:value-type="string">
            <text:p>Chop-suey Chinese</text:p>
          </table:table-cell>
          <table:table-cell office:value-type="string">
            <text:p>Bern</text:p>
          </table:table-cell>
          <table:table-cell office:value-type="string">
            <text:p>Switzerland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COMMI</text:p>
          </table:table-cell>
          <table:table-cell office:value-type="string">
            <text:p>Comércio Mineiro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ONSH</text:p>
          </table:table-cell>
          <table:table-cell office:value-type="string">
            <text:p>Consolidated Holdings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DRACD</text:p>
          </table:table-cell>
          <table:table-cell office:value-type="string">
            <text:p>Drachenblut Delikatessen</text:p>
          </table:table-cell>
          <table:table-cell office:value-type="string">
            <text:p>Aachen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DUMON</text:p>
          </table:table-cell>
          <table:table-cell office:value-type="string">
            <text:p>Du monde entier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EASTC</text:p>
          </table:table-cell>
          <table:table-cell office:value-type="string">
            <text:p>Eastern Connection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ERNSH</text:p>
          </table:table-cell>
          <table:table-cell office:value-type="string">
            <text:p>Ernst Handel</text:p>
          </table:table-cell>
          <table:table-cell office:value-type="string">
            <text:p>Graz</text:p>
          </table:table-cell>
          <table:table-cell office:value-type="string">
            <text:p>Austria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FAMIA</text:p>
          </table:table-cell>
          <table:table-cell office:value-type="string">
            <text:p>Familia Arquibaldo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FISSA</text:p>
          </table:table-cell>
          <table:table-cell office:value-type="string">
            <text:p>FISSA Fabrica Inter. Salchichas S.A.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FOLIG</text:p>
          </table:table-cell>
          <table:table-cell office:value-type="string">
            <text:p>Folies gourmandes</text:p>
          </table:table-cell>
          <table:table-cell office:value-type="string">
            <text:p>Lille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FOLKO</text:p>
          </table:table-cell>
          <table:table-cell office:value-type="string">
            <text:p>Folk och fä HB</text:p>
          </table:table-cell>
          <table:table-cell office:value-type="string">
            <text:p>Bräcke</text:p>
          </table:table-cell>
          <table:table-cell office:value-type="string">
            <text:p>Sweden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FRANK</text:p>
          </table:table-cell>
          <table:table-cell office:value-type="string">
            <text:p>Frankenversand</text:p>
          </table:table-cell>
          <table:table-cell office:value-type="string">
            <text:p>München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FRANR</text:p>
          </table:table-cell>
          <table:table-cell office:value-type="string">
            <text:p>France restauration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FRANS</text:p>
          </table:table-cell>
          <table:table-cell office:value-type="string">
            <text:p>Franchi S.p.A.</text:p>
          </table:table-cell>
          <table:table-cell office:value-type="string">
            <text:p>Torino</text:p>
          </table:table-cell>
          <table:table-cell office:value-type="string">
            <text:p>Italy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FURIB</text:p>
          </table:table-cell>
          <table:table-cell office:value-type="string">
            <text:p>Furia Bacalhau e Frutos do Mar</text:p>
          </table:table-cell>
          <table:table-cell office:value-type="string">
            <text:p>Lisboa</text:p>
          </table:table-cell>
          <table:table-cell office:value-type="string">
            <text:p>Portugal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GALED</text:p>
          </table:table-cell>
          <table:table-cell office:value-type="string">
            <text:p>Galería del gastrónomo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GODOS</text:p>
          </table:table-cell>
          <table:table-cell office:value-type="string">
            <text:p>Godos Cocina Típica</text:p>
          </table:table-cell>
          <table:table-cell office:value-type="string">
            <text:p>Sevilla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GOURL</text:p>
          </table:table-cell>
          <table:table-cell office:value-type="string">
            <text:p>Gourmet Lanchonetes</text:p>
          </table:table-cell>
          <table:table-cell office:value-type="string">
            <text:p>Campinas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REAL</text:p>
          </table:table-cell>
          <table:table-cell office:value-type="string">
            <text:p>Great Lakes Food Market</text:p>
          </table:table-cell>
          <table:table-cell office:value-type="string">
            <text:p>Eugen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GROSR</text:p>
          </table:table-cell>
          <table:table-cell office:value-type="string">
            <text:p>GROSELLA-Restaurante</text:p>
          </table:table-cell>
          <table:table-cell office:value-type="string">
            <text:p>Caracas</text:p>
          </table:table-cell>
          <table:table-cell office:value-type="string">
            <text:p>Venezuela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HANAR</text:p>
          </table:table-cell>
          <table:table-cell office:value-type="string">
            <text:p>Hanari Carnes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HILAA</text:p>
          </table:table-cell>
          <table:table-cell office:value-type="string">
            <text:p>HILARION-Abastos</text:p>
          </table:table-cell>
          <table:table-cell office:value-type="string">
            <text:p>San Cristóbal</text:p>
          </table:table-cell>
          <table:table-cell office:value-type="string">
            <text:p>Venezuela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HUNGC</text:p>
          </table:table-cell>
          <table:table-cell office:value-type="string">
            <text:p>Hungry Coyote Import Store</text:p>
          </table:table-cell>
          <table:table-cell office:value-type="string">
            <text:p>Elgin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HUNGO</text:p>
          </table:table-cell>
          <table:table-cell office:value-type="string">
            <text:p>Hungry Owl All-Night Grocers</text:p>
          </table:table-cell>
          <table:table-cell office:value-type="string">
            <text:p>Cork</text:p>
          </table:table-cell>
          <table:table-cell office:value-type="string">
            <text:p>Ireland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ISLAT</text:p>
          </table:table-cell>
          <table:table-cell office:value-type="string">
            <text:p>Island Trading</text:p>
          </table:table-cell>
          <table:table-cell office:value-type="string">
            <text:p>Cowes</text:p>
          </table:table-cell>
          <table:table-cell office:value-type="string">
            <text:p>UK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KOENE</text:p>
          </table:table-cell>
          <table:table-cell office:value-type="string">
            <text:p>Königlich Essen</text:p>
          </table:table-cell>
          <table:table-cell office:value-type="string">
            <text:p>Brandenburg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LACOR</text:p>
          </table:table-cell>
          <table:table-cell office:value-type="string">
            <text:p>La corne d'abondance</text:p>
          </table:table-cell>
          <table:table-cell office:value-type="string">
            <text:p>Versaille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LAMAI</text:p>
          </table:table-cell>
          <table:table-cell office:value-type="string">
            <text:p>La maison d'Asie</text:p>
          </table:table-cell>
          <table:table-cell office:value-type="string">
            <text:p>Toulouse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LAUGB</text:p>
          </table:table-cell>
          <table:table-cell office:value-type="string">
            <text:p>Laughing Bacchus Wine Cellars</text:p>
          </table:table-cell>
          <table:table-cell office:value-type="string">
            <text:p>Vancouver</text:p>
          </table:table-cell>
          <table:table-cell office:value-type="string">
            <text:p>Canada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LAZYK</text:p>
          </table:table-cell>
          <table:table-cell office:value-type="string">
            <text:p>Lazy K Kountry Store</text:p>
          </table:table-cell>
          <table:table-cell office:value-type="string">
            <text:p>Walla Walla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LEHMS</text:p>
          </table:table-cell>
          <table:table-cell office:value-type="string">
            <text:p>Lehmanns Marktstand</text:p>
          </table:table-cell>
          <table:table-cell office:value-type="string">
            <text:p>Frankfurt a.M.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LETSS</text:p>
          </table:table-cell>
          <table:table-cell office:value-type="string">
            <text:p>Let's Stop N Shop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LILAS</text:p>
          </table:table-cell>
          <table:table-cell office:value-type="string">
            <text:p>LILA-Supermercado</text:p>
          </table:table-cell>
          <table:table-cell office:value-type="string">
            <text:p>Barquisimeto</text:p>
          </table:table-cell>
          <table:table-cell office:value-type="string">
            <text:p>Venezuela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LINOD</text:p>
          </table:table-cell>
          <table:table-cell office:value-type="string">
            <text:p>LINO-Delicateses</text:p>
          </table:table-cell>
          <table:table-cell office:value-type="string">
            <text:p>I. de Margarita</text:p>
          </table:table-cell>
          <table:table-cell office:value-type="string">
            <text:p>Venezuela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LONEP</text:p>
          </table:table-cell>
          <table:table-cell office:value-type="string">
            <text:p>Lonesome Pine Restaurant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MAGAA</text:p>
          </table:table-cell>
          <table:table-cell office:value-type="string">
            <text:p>Magazzini Alimentari Riuniti</text:p>
          </table:table-cell>
          <table:table-cell office:value-type="string">
            <text:p>Bergamo</text:p>
          </table:table-cell>
          <table:table-cell office:value-type="string">
            <text:p>Italy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MAISD</text:p>
          </table:table-cell>
          <table:table-cell office:value-type="string">
            <text:p>Maison Dewey</text:p>
          </table:table-cell>
          <table:table-cell office:value-type="string">
            <text:p>Bruxelles</text:p>
          </table:table-cell>
          <table:table-cell office:value-type="string">
            <text:p>Belgium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MEREP</text:p>
          </table:table-cell>
          <table:table-cell office:value-type="string">
            <text:p>Mère Paillarde</text:p>
          </table:table-cell>
          <table:table-cell office:value-type="string">
            <text:p>Montréal</text:p>
          </table:table-cell>
          <table:table-cell office:value-type="string">
            <text:p>Canada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MORGK</text:p>
          </table:table-cell>
          <table:table-cell office:value-type="string">
            <text:p>Morgenstern Gesundkost</text:p>
          </table:table-cell>
          <table:table-cell office:value-type="string">
            <text:p>Leipzig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NORTS</text:p>
          </table:table-cell>
          <table:table-cell office:value-type="string">
            <text:p>North/South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OCEAN</text:p>
          </table:table-cell>
          <table:table-cell office:value-type="string">
            <text:p>Océano Atlántico Ltda.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OLDWO</text:p>
          </table:table-cell>
          <table:table-cell office:value-type="string">
            <text:p>Old World Delicatessen</text:p>
          </table:table-cell>
          <table:table-cell office:value-type="string">
            <text:p>Anchorag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OTTIK</text:p>
          </table:table-cell>
          <table:table-cell office:value-type="string">
            <text:p>Ottilies Käseladen</text:p>
          </table:table-cell>
          <table:table-cell office:value-type="string">
            <text:p>Köln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PARIS</text:p>
          </table:table-cell>
          <table:table-cell office:value-type="string">
            <text:p>Paris spécialités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PERIC</text:p>
          </table:table-cell>
          <table:table-cell office:value-type="string">
            <text:p>Pericles Comidas clásicas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PICCO</text:p>
          </table:table-cell>
          <table:table-cell office:value-type="string">
            <text:p>Piccolo und mehr</text:p>
          </table:table-cell>
          <table:table-cell office:value-type="string">
            <text:p>Salzburg</text:p>
          </table:table-cell>
          <table:table-cell office:value-type="string">
            <text:p>Austria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PRINI</text:p>
          </table:table-cell>
          <table:table-cell office:value-type="string">
            <text:p>Princesa Isabel Vinhos</text:p>
          </table:table-cell>
          <table:table-cell office:value-type="string">
            <text:p>Lisboa</text:p>
          </table:table-cell>
          <table:table-cell office:value-type="string">
            <text:p>Portugal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QUEDE</text:p>
          </table:table-cell>
          <table:table-cell office:value-type="string">
            <text:p>Que Delícia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QUEEN</text:p>
          </table:table-cell>
          <table:table-cell office:value-type="string">
            <text:p>Queen Cozinha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QUICK</text:p>
          </table:table-cell>
          <table:table-cell office:value-type="string">
            <text:p>QUICK-Stop</text:p>
          </table:table-cell>
          <table:table-cell office:value-type="string">
            <text:p>Cunewalde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RANCH</text:p>
          </table:table-cell>
          <table:table-cell office:value-type="string">
            <text:p>Rancho grande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RATTC</text:p>
          </table:table-cell>
          <table:table-cell office:value-type="string">
            <text:p>Rattlesnake Canyon Grocery</text:p>
          </table:table-cell>
          <table:table-cell office:value-type="string">
            <text:p>Albuquerqu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REGGC</text:p>
          </table:table-cell>
          <table:table-cell office:value-type="string">
            <text:p>Reggiani Caseifici</text:p>
          </table:table-cell>
          <table:table-cell office:value-type="string">
            <text:p>Reggio Emilia</text:p>
          </table:table-cell>
          <table:table-cell office:value-type="string">
            <text:p>Italy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RICAR</text:p>
          </table:table-cell>
          <table:table-cell office:value-type="string">
            <text:p>Ricardo Adocicados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RICSU</text:p>
          </table:table-cell>
          <table:table-cell office:value-type="string">
            <text:p>Richter Supermarkt</text:p>
          </table:table-cell>
          <table:table-cell office:value-type="string">
            <text:p>Genève</text:p>
          </table:table-cell>
          <table:table-cell office:value-type="string">
            <text:p>Switzerland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ROMEY</text:p>
          </table:table-cell>
          <table:table-cell office:value-type="string">
            <text:p>Romero y tomillo</text:p>
          </table:table-cell>
          <table:table-cell office:value-type="string">
            <text:p>Madrid</text:p>
          </table:table-cell>
          <table:table-cell office:value-type="string">
            <text:p>Spain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ANTG</text:p>
          </table:table-cell>
          <table:table-cell office:value-type="string">
            <text:p>Santé Gourmet</text:p>
          </table:table-cell>
          <table:table-cell office:value-type="string">
            <text:p>Stavern</text:p>
          </table:table-cell>
          <table:table-cell office:value-type="string">
            <text:p>Norway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SAVEA</text:p>
          </table:table-cell>
          <table:table-cell office:value-type="string">
            <text:p>Save-a-lot Markets</text:p>
          </table:table-cell>
          <table:table-cell office:value-type="string">
            <text:p>Bois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SEVES</text:p>
          </table:table-cell>
          <table:table-cell office:value-type="string">
            <text:p>Seven Seas Imports</text:p>
          </table:table-cell>
          <table:table-cell office:value-type="string">
            <text:p>London</text:p>
          </table:table-cell>
          <table:table-cell office:value-type="string">
            <text:p>UK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SIMOB</text:p>
          </table:table-cell>
          <table:table-cell office:value-type="string">
            <text:p>Simons bistro</text:p>
          </table:table-cell>
          <table:table-cell office:value-type="string">
            <text:p>Kobenhavn</text:p>
          </table:table-cell>
          <table:table-cell office:value-type="string">
            <text:p>Denmark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SPECD</text:p>
          </table:table-cell>
          <table:table-cell office:value-type="string">
            <text:p>Spécialités du monde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SPLIR</text:p>
          </table:table-cell>
          <table:table-cell office:value-type="string">
            <text:p>Split Rail Beer &amp; Ale</text:p>
          </table:table-cell>
          <table:table-cell office:value-type="string">
            <text:p>Lander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SUPRD</text:p>
          </table:table-cell>
          <table:table-cell office:value-type="string">
            <text:p>Suprêmes délices</text:p>
          </table:table-cell>
          <table:table-cell office:value-type="string">
            <text:p>Charleroi</text:p>
          </table:table-cell>
          <table:table-cell office:value-type="string">
            <text:p>Belgium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THEBI</text:p>
          </table:table-cell>
          <table:table-cell office:value-type="string">
            <text:p>The Big Cheese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THECR</text:p>
          </table:table-cell>
          <table:table-cell office:value-type="string">
            <text:p>The Cracker Box</text:p>
          </table:table-cell>
          <table:table-cell office:value-type="string">
            <text:p>Butt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TOMSP</text:p>
          </table:table-cell>
          <table:table-cell office:value-type="string">
            <text:p>Toms Spezialitäten</text:p>
          </table:table-cell>
          <table:table-cell office:value-type="string">
            <text:p>Münster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TORTU</text:p>
          </table:table-cell>
          <table:table-cell office:value-type="string">
            <text:p>Tortuga Restaurante</text:p>
          </table:table-cell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TRADH</text:p>
          </table:table-cell>
          <table:table-cell office:value-type="string">
            <text:p>Tradição Hipermercados</text:p>
          </table:table-cell>
          <table:table-cell office:value-type="string">
            <text:p>Sao Paulo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TRAIH</text:p>
          </table:table-cell>
          <table:table-cell office:value-type="string">
            <text:p>Trail's Head Gourmet Provisioners</text:p>
          </table:table-cell>
          <table:table-cell office:value-type="string">
            <text:p>Kirkland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VAFFE</text:p>
          </table:table-cell>
          <table:table-cell office:value-type="string">
            <text:p>Vaffeljernet</text:p>
          </table:table-cell>
          <table:table-cell office:value-type="string">
            <text:p>Århus</text:p>
          </table:table-cell>
          <table:table-cell office:value-type="string">
            <text:p>Denmark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VICTE</text:p>
          </table:table-cell>
          <table:table-cell office:value-type="string">
            <text:p>Victuailles en stock</text:p>
          </table:table-cell>
          <table:table-cell office:value-type="string">
            <text:p>Lyon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VINET</text:p>
          </table:table-cell>
          <table:table-cell office:value-type="string">
            <text:p>Vins et alcools Chevalier</text:p>
          </table:table-cell>
          <table:table-cell office:value-type="string">
            <text:p>Reims</text:p>
          </table:table-cell>
          <table:table-cell office:value-type="string">
            <text:p>France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WANDK</text:p>
          </table:table-cell>
          <table:table-cell office:value-type="string">
            <text:p>Die Wandernde Kuh</text:p>
          </table:table-cell>
          <table:table-cell office:value-type="string">
            <text:p>Stuttgart</text:p>
          </table:table-cell>
          <table:table-cell office:value-type="string">
            <text:p>Germany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WARTH</text:p>
          </table:table-cell>
          <table:table-cell office:value-type="string">
            <text:p>Wartian Herkku</text:p>
          </table:table-cell>
          <table:table-cell office:value-type="string">
            <text:p>Oulu</text:p>
          </table:table-cell>
          <table:table-cell office:value-type="string">
            <text:p>Finland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WELLI</text:p>
          </table:table-cell>
          <table:table-cell office:value-type="string">
            <text:p>Wellington Importadora</text:p>
          </table:table-cell>
          <table:table-cell office:value-type="string">
            <text:p>Resende</text:p>
          </table:table-cell>
          <table:table-cell office:value-type="string">
            <text:p>Brazil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WHITC</text:p>
          </table:table-cell>
          <table:table-cell office:value-type="string">
            <text:p>White Clover Markets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WILMK</text:p>
          </table:table-cell>
          <table:table-cell office:value-type="string">
            <text:p>Wilman Kala</text:p>
          </table:table-cell>
          <table:table-cell office:value-type="string">
            <text:p>Helsinki</text:p>
          </table:table-cell>
          <table:table-cell office:value-type="string">
            <text:p>Finland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WOLZA</text:p>
          </table:table-cell>
          <table:table-cell office:value-type="string">
            <text:p>Wolski  Zajazd</text:p>
          </table:table-cell>
          <table:table-cell office:value-type="string">
            <text:p>Warszawa</text:p>
          </table:table-cell>
          <table:table-cell office:value-type="string">
            <text:p>Poland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12-16T02:05:31+00:00</meta:creation-date>
  </office:meta>
</office:document-meta>
</file>